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f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328491062" calcext:value-type="float">
            <text:p>328491062</text:p>
          </table:table-cell>
          <table:table-cell office:value-type="float" office:value="392190958" calcext:value-type="float">
            <text:p>392190958</text:p>
          </table:table-cell>
          <table:table-cell office:value-type="float" office:value="455887053" calcext:value-type="float">
            <text:p>455887053</text:p>
          </table:table-cell>
          <table:table-cell office:value-type="float" office:value="519583355" calcext:value-type="float">
            <text:p>519583355</text:p>
          </table:table-cell>
          <table:table-cell office:value-type="float" office:value="583280513" calcext:value-type="float">
            <text:p>583280513</text:p>
          </table:table-cell>
          <table:table-cell office:value-type="float" office:value="646979763" calcext:value-type="float">
            <text:p>646979763</text:p>
          </table:table-cell>
          <table:table-cell office:value-type="float" office:value="328268249" calcext:value-type="float">
            <text:p>328268249</text:p>
          </table:table-cell>
          <table:table-cell office:value-type="float" office:value="391967145" calcext:value-type="float">
            <text:p>391967145</text:p>
          </table:table-cell>
          <table:table-cell office:value-type="float" office:value="455663115" calcext:value-type="float">
            <text:p>455663115</text:p>
          </table:table-cell>
          <table:table-cell office:value-type="float" office:value="519359139" calcext:value-type="float">
            <text:p>519359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office:value-type="float" office:value="369324222" calcext:value-type="float">
            <text:p>369324222</text:p>
          </table:table-cell>
          <table:table-cell office:value-type="float" office:value="433022562" calcext:value-type="float">
            <text:p>433022562</text:p>
          </table:table-cell>
          <table:table-cell office:value-type="float" office:value="496718447" calcext:value-type="float">
            <text:p>496718447</text:p>
          </table:table-cell>
          <table:table-cell office:value-type="float" office:value="560416867" calcext:value-type="float">
            <text:p>560416867</text:p>
          </table:table-cell>
          <table:table-cell office:value-type="float" office:value="624113982" calcext:value-type="float">
            <text:p>624113982</text:p>
          </table:table-cell>
          <table:table-cell office:value-type="float" office:value="687811577" calcext:value-type="float">
            <text:p>687811577</text:p>
          </table:table-cell>
          <table:table-cell office:value-type="float" office:value="369101647" calcext:value-type="float">
            <text:p>369101647</text:p>
          </table:table-cell>
          <table:table-cell office:value-type="float" office:value="432797902" calcext:value-type="float">
            <text:p>432797902</text:p>
          </table:table-cell>
          <table:table-cell office:value-type="float" office:value="496495887" calcext:value-type="float">
            <text:p>496495887</text:p>
          </table:table-cell>
          <table:table-cell office:value-type="float" office:value="560193092" calcext:value-type="float">
            <text:p>5601930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table:formula="of:=[.C6]-[.C5]" office:value-type="float" office:value="40833160" calcext:value-type="float">
            <text:p>40833160</text:p>
          </table:table-cell>
          <table:table-cell table:formula="of:=[.D6]-[.D5]" office:value-type="float" office:value="40831604" calcext:value-type="float">
            <text:p>40831604</text:p>
          </table:table-cell>
          <table:table-cell table:formula="of:=[.E6]-[.E5]" office:value-type="float" office:value="40831394" calcext:value-type="float">
            <text:p>40831394</text:p>
          </table:table-cell>
          <table:table-cell table:formula="of:=[.F6]-[.F5]" office:value-type="float" office:value="40833512" calcext:value-type="float">
            <text:p>40833512</text:p>
          </table:table-cell>
          <table:table-cell table:formula="of:=[.G6:.L6]-[.G5:.L5]" office:value-type="float" office:value="40833469" calcext:value-type="float">
            <text:p>40833469</text:p>
          </table:table-cell>
          <table:table-cell table:formula="of:=[.H6]-[.H5]" office:value-type="float" office:value="40831814" calcext:value-type="float">
            <text:p>40831814</text:p>
          </table:table-cell>
          <table:table-cell table:formula="of:=[.I6]-[.I5]" office:value-type="float" office:value="40833398" calcext:value-type="float">
            <text:p>40833398</text:p>
          </table:table-cell>
          <table:table-cell table:formula="of:=[.J6]-[.J5]" office:value-type="float" office:value="40830757" calcext:value-type="float">
            <text:p>40830757</text:p>
          </table:table-cell>
          <table:table-cell table:formula="of:=[.K6]-[.K5]" office:value-type="float" office:value="40832772" calcext:value-type="float">
            <text:p>40832772</text:p>
          </table:table-cell>
          <table:table-cell table:formula="of:=[.L6]-[.L5]" office:value-type="float" office:value="40833953" calcext:value-type="float">
            <text:p>40833953</text:p>
          </table:table-cell>
          <table:table-cell table:formula="of:=AVERAGE([.C7:.L7])" office:value-type="float" office:value="40832583.3" calcext:value-type="float">
            <text:p>40832583.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d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262920831" calcext:value-type="float">
            <text:p>262920831</text:p>
          </table:table-cell>
          <table:table-cell office:value-type="float" office:value="305239354" calcext:value-type="float">
            <text:p>305239354</text:p>
          </table:table-cell>
          <table:table-cell office:value-type="float" office:value="263064426" calcext:value-type="float">
            <text:p>263064426</text:p>
          </table:table-cell>
          <table:table-cell office:value-type="float" office:value="305388358" calcext:value-type="float">
            <text:p>305388358</text:p>
          </table:table-cell>
          <table:table-cell office:value-type="float" office:value="263108681" calcext:value-type="float">
            <text:p>263108681</text:p>
          </table:table-cell>
          <table:table-cell office:value-type="float" office:value="305434395" calcext:value-type="float">
            <text:p>305434395</text:p>
          </table:table-cell>
          <table:table-cell office:value-type="float" office:value="263256726" calcext:value-type="float">
            <text:p>263256726</text:p>
          </table:table-cell>
          <table:table-cell office:value-type="float" office:value="305583202" calcext:value-type="float">
            <text:p>305583202</text:p>
          </table:table-cell>
          <table:table-cell office:value-type="float" office:value="263037831" calcext:value-type="float">
            <text:p>263037831</text:p>
          </table:table-cell>
          <table:table-cell office:value-type="float" office:value="305360019" calcext:value-type="float">
            <text:p>3053600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ish</text:p>
          </table:table-cell>
          <table:table-cell office:value-type="float" office:value="282240875" calcext:value-type="float">
            <text:p>282240875</text:p>
          </table:table-cell>
          <table:table-cell office:value-type="float" office:value="325201650" calcext:value-type="float">
            <text:p>325201650</text:p>
          </table:table-cell>
          <table:table-cell office:value-type="float" office:value="282391017" calcext:value-type="float">
            <text:p>282391017</text:p>
          </table:table-cell>
          <table:table-cell office:value-type="float" office:value="325350617" calcext:value-type="float">
            <text:p>325350617</text:p>
          </table:table-cell>
          <table:table-cell office:value-type="float" office:value="282436509" calcext:value-type="float">
            <text:p>282436509</text:p>
          </table:table-cell>
          <table:table-cell office:value-type="float" office:value="325397240" calcext:value-type="float">
            <text:p>325397240</text:p>
          </table:table-cell>
          <table:table-cell office:value-type="float" office:value="282586215" calcext:value-type="float">
            <text:p>282586215</text:p>
          </table:table-cell>
          <table:table-cell office:value-type="float" office:value="325546500" calcext:value-type="float">
            <text:p>325546500</text:p>
          </table:table-cell>
          <table:table-cell office:value-type="float" office:value="282363234" calcext:value-type="float">
            <text:p>282363234</text:p>
          </table:table-cell>
          <table:table-cell office:value-type="float" office:value="325322305" calcext:value-type="float">
            <text:p>3253223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verhead</text:p>
          </table:table-cell>
          <table:table-cell table:formula="of:=[.C12]-[.C11]" office:value-type="float" office:value="19320044" calcext:value-type="float">
            <text:p>19320044</text:p>
          </table:table-cell>
          <table:table-cell table:formula="of:=[.D12]-[.D11]" office:value-type="float" office:value="19962296" calcext:value-type="float">
            <text:p>19962296</text:p>
          </table:table-cell>
          <table:table-cell table:formula="of:=[.E12]-[.E11]" office:value-type="float" office:value="19326591" calcext:value-type="float">
            <text:p>19326591</text:p>
          </table:table-cell>
          <table:table-cell table:formula="of:=[.F12]-[.F11]" office:value-type="float" office:value="19962259" calcext:value-type="float">
            <text:p>19962259</text:p>
          </table:table-cell>
          <table:table-cell table:formula="of:=[.G12]-[.G11]" office:value-type="float" office:value="19327828" calcext:value-type="float">
            <text:p>19327828</text:p>
          </table:table-cell>
          <table:table-cell table:formula="of:=[.H12]-[.H11]" office:value-type="float" office:value="19962845" calcext:value-type="float">
            <text:p>19962845</text:p>
          </table:table-cell>
          <table:table-cell table:formula="of:=[.I12]-[.I11]" office:value-type="float" office:value="19329489" calcext:value-type="float">
            <text:p>19329489</text:p>
          </table:table-cell>
          <table:table-cell table:formula="of:=[.J12]-[.J11]" office:value-type="float" office:value="19963298" calcext:value-type="float">
            <text:p>19963298</text:p>
          </table:table-cell>
          <table:table-cell table:formula="of:=[.K12]-[.K11]" office:value-type="float" office:value="19325403" calcext:value-type="float">
            <text:p>19325403</text:p>
          </table:table-cell>
          <table:table-cell table:formula="of:=[.L12]-[.L11]" office:value-type="float" office:value="19962286" calcext:value-type="float">
            <text:p>19962286</text:p>
          </table:table-cell>
          <table:table-cell table:formula="of:=AVERAGE([.C13:.L13])" office:value-type="float" office:value="19644233.9" calcext:value-type="float">
            <text:p>19644233.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Diff</text:p>
          </table:table-cell>
          <table:table-cell table:style-name="ce1" office:value-type="float" office:value="21188349.4" calcext:value-type="float">
            <text:p>2118834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23:16:01.6225269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9:21:20.195974715</meta:creation-date>
    <dc:date>2016-03-28T23:17:57.375034102</dc:date>
    <meta:editing-duration>PT8M9S</meta:editing-duration>
    <meta:editing-cycles>2</meta:editing-cycles>
    <meta:generator>LibreOffice/4.2.8.2$Linux_X86_64 LibreOffice_project/420m0$Build-2</meta:generator>
    <meta:document-statistic meta:table-count="1" meta:cell-count="92" meta:object-count="0"/>
  </office:meta>
</office:document-meta>
</file>